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2" style:family="table">
      <style:table-properties style:width="5.4701in" table:align="center" style:may-break-between-rows="false" style:writing-mode="lr-tb"/>
    </style:style>
    <style:style style:name="Таблица2.A" style:family="table-column">
      <style:table-column-properties style:column-width="2.0243in"/>
    </style:style>
    <style:style style:name="Таблица2.B" style:family="table-column">
      <style:table-column-properties style:column-width="1.7181in"/>
    </style:style>
    <style:style style:name="Таблица2.C" style:family="table-column">
      <style:table-column-properties style:column-width="1.7278in"/>
    </style:style>
    <style:style style:name="Таблица2.A1" style:family="table-cell">
      <style:table-cell-properties style:vertical-align="bottom" fo:padding="0.0201in" fo:border="none"/>
    </style:style>
    <style:style style:name="Таблица2.C2" style:family="table-cell">
      <style:table-cell-properties style:vertical-align="" fo:padding="0.0201in" fo:border="none"/>
    </style:style>
    <style:style style:name="Таблица2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a1" style:family="table">
      <style:table-properties style:width="6.6771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07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Text_20_body">
      <style:paragraph-properties fo:text-align="center" style:justify-single-word="false" fo:break-before="pag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font-name="Arial" fo:font-size="10pt" fo:language="en" fo:country="US" fo:font-style="normal" style:text-underline-style="solid" style:text-underline-width="auto" style:text-underline-color="font-color" style:font-size-asian="10pt" style:font-style-asian="normal" style:font-name-complex="Arial" style:font-size-complex="10pt" style:font-style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5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6" style:family="text">
      <style:text-properties style:use-window-font-color="true" fo:font-size="9pt" fo:language="en" fo:country="US" style:font-name-asian="Arial" style:font-size-asian="9pt" style:language-asian="zh" style:country-asian="TW" style:font-size-complex="9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9pt" fo:language="ru" fo:country="RU" style:font-size-asian="9pt" style:font-size-complex="9pt"/>
    </style:style>
    <style:style style:name="T1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6" style:family="text">
      <style:text-properties style:font-name="Arial" fo:font-size="9pt" fo:language="en" fo:country="US" style:font-size-asian="9pt" style:font-size-complex="9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fo:background-color="transparent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Symbol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7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style:text-position="super 58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29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fo:font-style="italic" style:font-style-asian="italic" style:font-style-complex="italic"/>
    </style:style>
    <style:style style:name="T3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5" style:family="text">
      <style:text-properties style:text-position="sub 58%" fo:language="en" fo:country="US" style:font-name-complex="Symbol"/>
    </style:style>
    <style:style style:name="T36" style:family="text">
      <style:text-properties style:text-position="sub 58%" fo:language="ru" fo:country="RU" fo:font-style="normal" style:font-style-asian="normal" style:font-style-complex="normal"/>
    </style:style>
    <style:style style:name="T37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8" style:family="text">
      <style:text-properties style:text-position="sub 58%" fo:font-style="italic" style:font-style-asian="italic" style:font-name-complex="Symbol" style:font-style-complex="italic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italic" style:font-style-asian="italic" style:font-style-complex="italic"/>
    </style:style>
    <style:style style:name="T4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2" style:family="text">
      <style:text-properties style:font-name-complex="Arial"/>
    </style:style>
    <style:style style:name="T43" style:family="text">
      <style:text-properties style:text-position="0% 100%" fo:language="en" fo:country="US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0% 100%" fo:font-style="italic" style:font-style-asian="italic" style:font-name-complex="Symbol" style:font-style-complex="italic"/>
    </style:style>
    <style:style style:name="T48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9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50" style:family="text">
      <style:text-properties style:text-position="0% 100%" fo:font-style="normal" style:font-style-asian="normal" style:font-name-complex="Symbol" style:font-style-complex="norma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style:font-name-complex="Symbol"/>
    </style:style>
    <style:style style:name="T5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56" style:family="text">
      <style:text-properties style:font-name="Arial1" style:font-name-asian="Times New Roman" style:font-name-complex="Arial1" style:font-weight-complex="bold"/>
    </style:style>
    <style:style style:name="T57" style:family="text">
      <style:text-properties style:font-weight-complex="bold"/>
    </style:style>
    <style:style style:name="T58" style:family="text">
      <style:text-properties style:font-name-complex="Symbol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2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3" style:family="text">
      <style:text-properties style:font-name-asian="Symbol" style:font-name-complex="Symbol"/>
    </style:style>
    <style:style style:name="T64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CALIBRATION CERTIFICATE</text:p>
      <text:p text:style-name="P38"><text:span text:style-name="T3">Type: </text:span><text:span text:style-name="T2">Radiation monitor AT6131B</text:span><text:span text:style-name="T12"><text:tab/></text:span><text:span text:style-name="T11">Date of calibration: </text:span><text:span text:style-name="T8">$date</text:span><text:span text:style-name="T7">.</text:span></text:p>
      <text:p text:style-name="P7"/>
      <text:p text:style-name="P4"><text:span text:style-name="T20">S</text:span><text:span text:style-name="T51">/</text:span><text:span text:style-name="T20">N</text:span><text:span text:style-name="T51">: </text:span><text:span text:style-name="T20"><text:s text:c="2"/></text:span><text:span text:style-name="T52">$allSerial</text:span></text:p>
      <text:p text:style-name="P8"/>
      <text:p text:style-name="P1">Measurement limits: </text:p>
      <text:p text:style-name="Standard"><text:span text:style-name="T5">γ: </text:span><text:span text:style-name="T9">from 0.1 </text:span><text:span text:style-name="T41">µ</text:span><text:span text:style-name="T9">Sv/h to 10 mSv/h, </text:span></text:p>
      <text:p text:style-name="P2"><text:span text:style-name="T63">β: </text:span>from 10 part./cm<text:span text:style-name="T24">2</text:span><text:span text:style-name="T54"></text:span>min to 1<text:span text:style-name="T54"></text:span>10<text:span text:style-name="T24">4</text:span> part./cm<text:span text:style-name="T24">2</text:span><text:span text:style-name="T54"></text:span>min</text:p>
      <text:p text:style-name="P5"/>
      <text:p text:style-name="P2"><text:span text:style-name="T53">Measurement error: </text:span><text:span text:style-name="T56">±</text:span><text:span text:style-name="T57">20</text:span> %</text:p>
      <text:p text:style-name="P15"/>
      <text:p text:style-name="P54">Operating conditions: </text:p>
      <text:p text:style-name="P45"><text:span text:style-name="T19">- Air temperature<text:tab/></text:span><text:span text:style-name="T42"><text:tab/><text:tab/><text:tab/><text:tab/>+</text:span><text:span text:style-name="T19">$temp</text:span><text:span text:style-name="T42"> °</text:span><text:span text:style-name="T19">C</text:span></text:p>
      <text:p text:style-name="P45"><text:span text:style-name="T19">- Atmospheric pressure<text:tab/></text:span><text:span text:style-name="T19"><text:tab/><text:tab/><text:tab/>98,5 kPa</text:span></text:p>
      <text:p text:style-name="P45"><text:span text:style-name="T19">- Relative humidity<text:tab/><text:tab/></text:span><text:span text:style-name="T19"><text:tab/><text:tab/>$vlag %</text:span></text:p>
      <text:p text:style-name="P46">- Gamma radiation background<text:tab/><text:tab/><text:tab/>$bground <text:s/>nSv/h</text:p>
      <text:p text:style-name="P58"/>
      <text:p text:style-name="P59"><text:span text:style-name="Знак_20_примечания"><text:span text:style-name="T61">Calibration means</text:span></text:span><text:span text:style-name="Знак_20_примечания"><text:span text:style-name="T62">:</text:span></text:span></text:p>
      <text:p text:style-name="P57"><text:span text:style-name="Знак_20_примечания"><text:span text:style-name="T64">- <text:s/>$eng_facility_110$;</text:span></text:span></text:p>
      <text:p text:style-name="P56"><text:span text:style-name="Знак_20_примечания"><text:span text:style-name="T64">- <text:s/>$eng_facility_130$;</text:span></text:span></text:p>
      <text:p text:style-name="P55"><text:span text:style-name="Знак_20_примечания"><text:span text:style-name="T6">- <text:s/>$eng_facility_beta$.</text:span></text:span></text:p>
      <text:p text:style-name="P10"/>
      <text:p text:style-name="P6">Calibration data</text:p>
      <text:p text:style-name="P9"/>
      <text:p text:style-name="P3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1B</text:span><text:span text:style-name="T39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7">Dose rate at check point</text:span> <text:span text:style-name="T30">Ḣ</text:span><text:span text:style-name="T33">oi</text:span><text:span text:style-name="T44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4"><text:span text:style-name="T17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2"><text:span text:style-name="T1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1">Relative gamma radiation <text:s/>measurement</text:span> <text:span text:style-name="T17">error</text:span><text:span text:style-name="T4">, </text:span><text:span text:style-name="T40">θ</text:span><text:span text:style-name="T36">пр</text:span><text:span text:style-name="T33">i</text:span><text:span text:style-name="T39">,</text:span> %</text:p>
          </table:table-cell>
          <table:table-cell table:style-name="t1.B2" table:number-rows-spanned="3" office:value-type="string">
            <text:p text:style-name="P28"><text:span text:style-name="T17">Confidence limit of the intrinsic <text:s/>relative error</text:span> <text:span text:style-name="T22">Δ</text:span><text:span text:style-name="T33">i</text:span><text:span text:style-name="T17">,</text:span> % </text:p>
          </table:table-cell>
          <table:table-cell table:style-name="t1.K2" table:number-rows-spanned="3" office:value-type="string">
            <text:p text:style-name="P19"><text:span text:style-name="T17">Limits of intrinsic relative error</text:span>, 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7">Back-ground</text:span>, <text:span text:style-name="T18">nSv</text:span><text:span text:style-name="T30">/</text:span><text:span text:style-name="T18">h</text:span></text:p>
          </table:table-cell>
          <table:table-cell table:style-name="t1.D3" table:number-columns-spanned="3" office:value-type="string">
            <text:p text:style-name="P32"><text:span text:style-name="T17">Measured value</text:span> <text:span text:style-name="T30">Ḣ</text:span><text:span text:style-name="T25">*</text:span><text:span text:style-name="T33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7">Average value</text:span>, <text:span text:style-name="T18">H</text:span><text:span text:style-name="T33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30">H</text:span><text:span text:style-name="T31">1</text:span></text:p>
          </table:table-cell>
          <table:table-cell table:style-name="t1.D3" office:value-type="string">
            <text:p text:style-name="P32"><text:span text:style-name="T18">H</text:span><text:span text:style-name="T31">2</text:span></text:p>
          </table:table-cell>
          <table:table-cell table:style-name="t1.D3" office:value-type="string">
            <text:p text:style-name="P32"><text:span text:style-name="T18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9">20</text:span>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1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4"/>
      <text:p text:style-name="P3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1B</text:span><text:span text:style-name="T39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7">Flux density in test point</text:span> <text:span text:style-name="T58">φ</text:span><text:span text:style-name="T31">0</text:span><text:span text:style-name="T32">i</text:span>,</text:p>
            <text:p text:style-name="P30"><text:s/><text:span text:style-name="T18">min</text:span><text:span text:style-name="T24">-1</text:span>·<text:span text:style-name="T18">cm</text:span><text:span text:style-name="T24">-2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32"><text:span text:style-name="T17">Measured radiation flux density in test point</text:span>, <text:span text:style-name="T46">φ</text:span><text:span text:style-name="T3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21">Relative <text:s/>measure-ment</text:span> <text:span text:style-name="T17">error</text:span></text:p>
            <text:p text:style-name="P24"><text:span text:style-name="T40">θ</text:span><text:span text:style-name="T36">пр</text:span><text:span text:style-name="T33">i</text:span><text:span text:style-name="T39">,</text:span> %</text:p>
          </table:table-cell>
          <table:table-cell table:style-name="b1.B2" table:number-rows-spanned="3" office:value-type="string">
            <text:p text:style-name="P28"><text:span text:style-name="T17">Confidence limit of the intrinsic <text:s/>relative error</text:span> <text:span text:style-name="T22">Δ</text:span><text:span text:style-name="T33">i</text:span><text:span text:style-name="T17">,</text:span> % </text:p>
          </table:table-cell>
          <table:table-cell table:style-name="b1.I2" table:number-rows-spanned="3" office:value-type="string">
            <text:p text:style-name="P19"><text:span text:style-name="T17">Limits of intrinsic relative error</text:span>, % </text:p>
            <text:p text:style-name="P20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17">Measured value</text:span> <text:span text:style-name="T46">φ</text:span><text:span text:style-name="T34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17">Average value</text:span>, <text:span text:style-name="T46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7">φ</text:span><text:span text:style-name="T31">1</text:span></text:p>
          </table:table-cell>
          <table:table-cell table:style-name="b1.C4" office:value-type="string">
            <text:p text:style-name="P42"><text:span text:style-name="T46">φ</text:span><text:span text:style-name="T31">2</text:span></text:p>
          </table:table-cell>
          <table:table-cell table:style-name="b1.C4" office:value-type="string">
            <text:p text:style-name="P42"><text:span text:style-name="T46">φ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3">β1-90</text:p>
          </table:table-cell>
          <table:table-cell table:style-name="b1.C3" office:value-type="string">
            <text:p text:style-name="P13">β1-30</text:p>
          </table:table-cell>
          <table:table-cell table:style-name="b1.C3" office:value-type="string">
            <text:p text:style-name="P12"><text:span text:style-name="T17">β</text:span>1-60</text:p>
          </table:table-cell>
          <table:table-cell table:style-name="b1.C3" office:value-type="string">
            <text:p text:style-name="P12"><text:span text:style-name="T17">β</text:span>1-70</text:p>
          </table:table-cell>
          <table:table-cell table:style-name="b1.C3" office:value-type="string">
            <text:p text:style-name="P12"><text:span text:style-name="T17">β</text:span>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2"><text:span text:style-name="T17">β</text:span>1-10</text:p>
          </table:table-cell>
          <table:table-cell table:style-name="b1.C3" office:value-type="string">
            <text:p text:style-name="P12"><text:span text:style-name="T17">β</text:span>1-20</text:p>
          </table:table-cell>
          <table:table-cell table:style-name="b1.I5" table:number-rows-spanned="3" office:value-type="string">
            <text:p text:style-name="P13">±20</text:p>
          </table:table-cell>
        </table:table-row>
        <table:table-row>
          <table:table-cell table:style-name="b1.A5" office:value-type="string">
            <text:p text:style-name="P13">β1-9<text:span text:style-name="T39">1</text:span></text:p>
          </table:table-cell>
          <table:table-cell table:style-name="b1.C3" office:value-type="string">
            <text:p text:style-name="P13">β1-3<text:span text:style-name="T39">1</text:span></text:p>
          </table:table-cell>
          <table:table-cell table:style-name="b1.C3" office:value-type="string">
            <text:p text:style-name="P12"><text:span text:style-name="T17">β</text:span>1-61</text:p>
          </table:table-cell>
          <table:table-cell table:style-name="b1.C3" office:value-type="string">
            <text:p text:style-name="P12"><text:span text:style-name="T17">β</text:span>1-71</text:p>
          </table:table-cell>
          <table:table-cell table:style-name="b1.C3" office:value-type="string">
            <text:p text:style-name="P12"><text:span text:style-name="T17">β</text:span>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2"><text:span text:style-name="T17">β</text:span>1-11</text:p>
          </table:table-cell>
          <table:table-cell table:style-name="b1.C3" office:value-type="string">
            <text:p text:style-name="P12"><text:span text:style-name="T17">β</text:span>1-21</text:p>
          </table:table-cell>
          <table:covered-table-cell/>
        </table:table-row>
        <table:table-row>
          <table:table-cell table:style-name="b1.A7" office:value-type="string">
            <text:p text:style-name="P13">β1-9<text:span text:style-name="T39">2</text:span></text:p>
          </table:table-cell>
          <table:table-cell table:style-name="b1.B7" office:value-type="string">
            <text:p text:style-name="P13">β1-3<text:span text:style-name="T39">2</text:span></text:p>
          </table:table-cell>
          <table:table-cell table:style-name="b1.B7" office:value-type="string">
            <text:p text:style-name="P12"><text:span text:style-name="T17">β</text:span>1-62</text:p>
          </table:table-cell>
          <table:table-cell table:style-name="b1.B7" office:value-type="string">
            <text:p text:style-name="P12"><text:span text:style-name="T17">β</text:span>1-72</text:p>
          </table:table-cell>
          <table:table-cell table:style-name="b1.B7" office:value-type="string">
            <text:p text:style-name="P12"><text:span text:style-name="T17">β</text:span>1-82</text:p>
          </table:table-cell>
          <table:table-cell table:style-name="b1.B7" office:value-type="string">
            <text:p text:style-name="P14">β1-02</text:p>
          </table:table-cell>
          <table:table-cell table:style-name="b1.B7" office:value-type="string">
            <text:p text:style-name="P12"><text:span text:style-name="T17">β</text:span>1-12</text:p>
          </table:table-cell>
          <table:table-cell table:style-name="b1.B7" office:value-type="string">
            <text:p text:style-name="P12"><text:span text:style-name="T17">β</text:span>1-22</text:p>
          </table:table-cell>
          <table:covered-table-cell/>
        </table:table-row>
      </table:table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4">Calibrated by:</text:p>
          </table:table-cell>
          <table:table-cell table:style-name="Таблица2.A1" office:value-type="string">
            <text:p text:style-name="P35">$calibratedBy</text:p>
          </table:table-cell>
          <table:table-cell table:style-name="Таблица2.A1" office:value-type="string">
            <text:p text:style-name="P40"><text:s text:c="36"/></text:p>
          </table:table-cell>
        </table:table-row>
        <table:table-row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9"/>
          </table:table-cell>
          <table:table-cell table:style-name="Таблица2.C2" office:value-type="string">
            <text:p text:style-name="P37">(signature)</text:p>
          </table:table-cell>
        </table:table-row>
        <table:table-row>
          <table:table-cell table:style-name="Таблица2.A1" office:value-type="string">
            <text:p text:style-name="P34">Technical control:</text:p>
          </table:table-cell>
          <table:table-cell table:style-name="Таблица2.A1" office:value-type="string">
            <text:p text:style-name="P36">$controlledBy</text:p>
          </table:table-cell>
          <table:table-cell table:style-name="Таблица2.A1" office:value-type="string">
            <text:p text:style-name="P40"><text:s text:c="36"/></text:p>
          </table:table-cell>
        </table:table-row>
        <table:table-row>
          <table:table-cell table:style-name="Таблица2.A1" office:value-type="string">
            <text:p text:style-name="P39"/>
          </table:table-cell>
          <table:table-cell table:style-name="Таблица2.B4" office:value-type="string">
            <text:p text:style-name="P39"/>
          </table:table-cell>
          <table:table-cell table:style-name="Таблица2.C2" office:value-type="string">
            <text:p text:style-name="P37">(signature)</text:p>
          </table:table-cell>
        </table:table-row>
      </table:table>
      <text:p text:style-name="P52"/>
      <text:p text:style-name="P51">TEST REPORT<draw:frame draw:style-name="fr2" draw:name="Графический объект1" text:anchor-type="char" svg:x="-0.3508in" svg:y="-0.0437in" svg:width="7.3965in" svg:height="1.0634in" draw:z-index="1"><draw:image xlink:href="Pictures/2000000700007794000015D06A07AB3C.svm" xlink:type="simple" xlink:show="embed" xlink:actuate="onLoad"/></draw:frame></text:p>
      <text:p text:style-name="P16"><text:span text:style-name="T3">Type: </text:span><text:span text:style-name="T2">Radiation monitor AT6131B</text:span><text:span text:style-name="T12"><text:tab/></text:span><text:span text:style-name="T11">Date of calibration: </text:span><text:span text:style-name="T8">$date</text:span><text:span text:style-name="T7">.</text:span></text:p>
      <text:p text:style-name="P7"/>
      <text:p text:style-name="P4"><text:span text:style-name="T20">S</text:span><text:span text:style-name="T51">/</text:span><text:span text:style-name="T20">N</text:span><text:span text:style-name="T51">: </text:span><text:span text:style-name="T20"><text:s text:c="2"/></text:span><text:span text:style-name="T52">$allSerial</text:span></text:p>
      <text:p text:style-name="P8"/>
      <text:p text:style-name="P1">Measurement limits: </text:p>
      <text:p text:style-name="Standard"><text:span text:style-name="T49">α sensitivity: not less than </text:span><text:span text:style-name="T10">0.4 s</text:span><text:span text:style-name="T27">-1</text:span><text:span text:style-name="T10"> </text:span><text:span text:style-name="T55"> </text:span><text:span text:style-name="T10">Bq</text:span><text:span text:style-name="T28">-1 <text:s/></text:span></text:p>
      <text:p text:style-name="P5"/>
      <text:p text:style-name="P2"><text:span text:style-name="T53">Measurement error: </text:span><text:span text:style-name="T56">±</text:span><text:span text:style-name="T57">20</text:span> %</text:p>
      <text:p text:style-name="P15"/>
      <text:p text:style-name="P1">Operating conditions: </text:p>
      <text:p text:style-name="P45"><text:span text:style-name="T19">- Air temperature<text:tab/></text:span><text:span text:style-name="T42"><text:tab/><text:tab/><text:tab/><text:tab/>+</text:span><text:span text:style-name="T19">$temp</text:span><text:span text:style-name="T42"> °</text:span><text:span text:style-name="T19">C</text:span></text:p>
      <text:p text:style-name="P47">- Atmospheric pressure<text:tab/><text:tab/><text:tab/><text:tab/>98,5 kPa</text:p>
      <text:p text:style-name="P47">- Relative humidity<text:tab/><text:tab/><text:tab/><text:tab/>$vlag %</text:p>
      <text:p text:style-name="P46">- Gamma radiation background<text:tab/><text:tab/><text:tab/>$bground <text:s/>nSv/h</text:p>
      <text:p text:style-name="Standard"><text:span text:style-name="Знак_20_примечания"><text:span text:style-name="T59"/></text:span></text:p>
      <text:p text:style-name="P50">- $<text:span text:style-name="T17">eng_</text:span>facility_<text:span text:style-name="T17">alpha</text:span>;</text:p>
      <text:p text:style-name="P49"/>
      <text:p text:style-name="P48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able:table-row table:style-name="a1.1">
          <table:table-cell table:style-name="a1.A1" table:number-columns-spanned="7" office:value-type="string">
            <text:p text:style-name="P17"><text:span text:style-name="T1">Radiation monitor AT6131B</text:span><text:span text:style-name="T39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4"><text:span text:style-name="T39">Reference source activity</text:span> <text:span text:style-name="T23">A</text:span><text:span text:style-name="T35">0</text:span>, <text:span text:style-name="T43">Bq</text:span></text:p>
          </table:table-cell>
          <table:table-cell table:style-name="a1.B2" table:number-columns-spanned="4" office:value-type="string">
            <text:p text:style-name="P33"><text:span text:style-name="T16">Counts per second</text:span><text:span text:style-name="T14">, </text:span><text:span text:style-name="T15">n</text:span><text:span text:style-name="T34">α</text:span><text:span text:style-name="T46">,</text:span><text:span text:style-name="T34"> <text:s/></text:span><text:span text:style-name="T48">s</text:span><text:span text:style-name="T26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6">Calculated sensitivity</text:p>
            <text:p text:style-name="P26">value</text:p>
            <text:p text:style-name="P27"><text:span text:style-name="T14"><text:s/></text:span>ε<text:span text:style-name="T34">α</text:span><text:span text:style-name="T46">,</text:span><text:span text:style-name="T34"> </text:span><text:span text:style-name="T48">s</text:span><text:span text:style-name="T26">-1</text:span><text:span text:style-name="T48">·Bq</text:span><text:span text:style-name="T26">-1</text:span></text:p>
          </table:table-cell>
          <table:table-cell table:style-name="a1.G2" table:number-rows-spanned="3" office:value-type="string">
            <text:p text:style-name="P21"><text:span text:style-name="T17">S</text:span>ensitivity,</text:p>
            <text:p text:style-name="P21"><text:span text:style-name="T46">s</text:span><text:span text:style-name="T29">-1</text:span><text:span text:style-name="T46">·Bq</text:span><text:span text:style-name="T29">-1</text:span><text:span text:style-name="T46">,</text:span></text:p>
            <text:p text:style-name="P20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1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1">Average</text:p>
            <text:p text:style-name="P42"><text:span text:style-name="T17">value</text:span>, <text:span text:style-name="T31"><text:s/></text:span><text:span text:style-name="T46">n</text:span><text:span text:style-name="T34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1"><text:span text:style-name="T47">n</text:span><text:span text:style-name="T38">α</text:span><text:span text:style-name="T37">1</text:span></text:p>
          </table:table-cell>
          <table:table-cell table:style-name="a1.B4" office:value-type="string">
            <text:p text:style-name="P32"><text:span text:style-name="T46">n</text:span><text:span text:style-name="T34">α</text:span><text:span text:style-name="T38">2</text:span></text:p>
          </table:table-cell>
          <table:table-cell table:style-name="a1.B4" office:value-type="string">
            <text:p text:style-name="P32"><text:span text:style-name="T46">n</text:span><text:span text:style-name="T34">α</text:span><text:span text:style-name="T38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3"><text:span text:style-name="T50">α</text:span>1-00</text:p>
          </table:table-cell>
          <table:table-cell table:style-name="a1.B5" office:value-type="string">
            <text:p text:style-name="P12"><text:span text:style-name="T45">α</text:span>1-<text:span text:style-name="T17">10</text:span></text:p>
          </table:table-cell>
          <table:table-cell table:style-name="a1.B5" office:value-type="string">
            <text:p text:style-name="P12"><text:span text:style-name="T45">α</text:span>1-<text:span text:style-name="T17">20</text:span></text:p>
          </table:table-cell>
          <table:table-cell table:style-name="a1.B5" office:value-type="string">
            <text:p text:style-name="P12"><text:span text:style-name="T45">α</text:span>1-<text:span text:style-name="T17">30</text:span></text:p>
          </table:table-cell>
          <table:table-cell table:style-name="a1.B5" office:value-type="string">
            <text:p text:style-name="P14"><text:span text:style-name="T50">α</text:span>1-40</text:p>
          </table:table-cell>
          <table:table-cell table:style-name="a1.B5" office:value-type="string">
            <text:p text:style-name="P12"><text:span text:style-name="T45">α</text:span>1-<text:span text:style-name="T17">50</text:span></text:p>
          </table:table-cell>
          <table:table-cell table:style-name="a1.G5" office:value-type="string">
            <text:p text:style-name="P13">0,4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Tested by:</text:p>
          </table:table-cell>
          <table:table-cell table:style-name="Таблица1.A1" office:value-type="string">
            <text:p text:style-name="P35">A. Pshenko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2:41.42</dc:date>
    <meta:print-date>2019-04-03T15:18:00</meta:print-date>
    <meta:editing-cycles>178</meta:editing-cycles>
    <meta:editing-duration>PT11H41M34S</meta:editing-duration>
    <meta:generator>OpenOffice/4.1.6$Win32 OpenOffice.org_project/416m1$Build-9790</meta:generator>
    <meta:document-statistic meta:table-count="5" meta:image-count="2" meta:object-count="0" meta:page-count="2" meta:paragraph-count="177" meta:word-count="380" meta:character-count="2537"/>
  </office:meta>
</office:document-meta>
</file>